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66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wrap-option="wrap" fo:border="0.0008in solid #000000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b3b3b3" fo:border="0.0008in solid #000000"/>
    </style:style>
    <style:style style:name="ce8" style:family="table-cell" style:parent-style-name="Default">
      <style:table-cell-properties fo:background-color="#00008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3b3b3" fo:wrap-option="wrap" fo:border="0.0008in solid #000000"/>
    </style:style>
    <style:style style:name="ce10" style:family="table-cell" style:parent-style-name="Default">
      <style:table-cell-properties fo:wrap-option="wrap" fo:border="0.0008in solid #000000" style:shrink-to-fit="true"/>
    </style:style>
    <style:style style:name="ce11" style:family="table-cell" style:parent-style-name="Default">
      <style:table-cell-properties fo:wrap-option="wrap" fo:border="0.0008in solid #000000"/>
    </style:style>
    <style:style style:name="ce12" style:family="table-cell" style:parent-style-name="Default">
      <style:table-cell-properties fo:background-color="transparent" fo:wrap-option="wrap" fo:border="0.0008in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4"/>
        <table:table-row table:style-name="ro1">
          <table:table-cell table:style-name="ce1" office:value-type="string">
            <text:p>Aspect Assessed and Range</text:p>
          </table:table-cell>
          <table:table-cell table:style-name="ce1" office:value-type="string">
            <text:p>Numeric Assessment</text:p>
          </table:table-cell>
          <table:table-cell table:style-name="ce8" office:value-type="string">
            <text:p>Comments</text:p>
          </table:table-cell>
        </table:table-row>
        <table:table-row table:style-name="ro2">
          <table:table-cell table:style-name="ce2" office:value-type="string">
            <text:p>Size</text:p>
          </table:table-cell>
          <table:table-cell table:style-name="ce7"/>
          <table:table-cell table:style-name="ce9"/>
        </table:table-row>
        <table:table-row table:style-name="ro3">
          <table:table-cell table:style-name="ce3" office:value-type="string">
            <text:p>&gt; 100 MB</text:p>
          </table:table-cell>
          <table:table-cell table:style-name="ce3" office:value-type="float" office:value="5">
            <text:p>5</text:p>
          </table:table-cell>
          <table:table-cell table:style-name="ce10" office:value-type="string">
            <text:p>The source code is only 1 MB over the limit.</text:p>
          </table:table-cell>
        </table:table-row>
        <table:table-row table:style-name="ro2">
          <table:table-cell table:style-name="ce3" office:value-type="string">
            <text:p>&gt; 100 MB (Compressed)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Source Control</text:p>
          </table:table-cell>
          <table:table-cell table:style-name="ce7"/>
          <table:table-cell table:style-name="ce9"/>
        </table:table-row>
        <table:table-row table:style-name="ro4">
          <table:table-cell table:style-name="ce4" office:value-type="string">
            <text:p>There is no publicly available source control (e.g. cvs, svn, bzr, git) [ +1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GIT is the source control used for this project.</text:p>
          </table:table-cell>
        </table:table-row>
        <table:table-row table:style-name="ro3">
          <table:table-cell table:style-name="ce4" office:value-type="string">
            <text:p>There is publicly available source control, but: </text:p>
          </table:table-cell>
          <table:table-cell table:style-name="ce3"/>
          <table:table-cell table:style-name="ce11"/>
        </table:table-row>
        <table:table-row table:style-name="ro3">
          <table:table-cell table:style-name="ce4" office:value-type="string">
            <text:p>There is no web viewer for it [ +5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There are web viewer's for GIT that can be downloaded online.</text:p>
          </table:table-cell>
        </table:table-row>
        <table:table-row table:style-name="ro4">
          <table:table-cell table:style-name="ce4" office:value-type="string">
            <text:p>There is no documentation on how to use it for new users [ +5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We watched video and did an exercise in class on GIT to become familiar with it.</text:p>
          </table:table-cell>
        </table:table-row>
        <table:table-row table:style-name="ro3">
          <table:table-cell table:style-name="ce4" office:value-type="string">
            <text:p>You've written your own source control for this code [ +3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3">
          <table:table-cell table:style-name="ce4" office:value-type="string">
            <text:p>You don't actually use the existing source control [ +5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2">
          <table:table-cell table:style-name="ce2" office:value-type="string">
            <text:p>Building From Source</text:p>
          </table:table-cell>
          <table:table-cell table:style-name="ce7"/>
          <table:table-cell table:style-name="ce9"/>
        </table:table-row>
        <table:table-row table:style-name="ro4">
          <table:table-cell table:style-name="ce5" office:value-type="string">
            <text:p>There is no documentation on how to build from source [ +20 points of FAIL ] </text:p>
          </table:table-cell>
          <table:table-cell table:style-name="ce3" office:value-type="float" office:value="0">
            <text:p>0</text:p>
          </table:table-cell>
          <table:table-cell table:style-name="ce12" office:value-type="string">
            <text:p>Documentation on building from source is available at: open.eucalyptus.com</text:p>
          </table:table-cell>
        </table:table-row>
        <table:table-row table:style-name="ro5">
          <table:table-cell table:style-name="ce5" office:value-type="string">
            <text:p>Documentation exists on how to build from source, but it doesn't work [ +10 points of FAIL ] </text:p>
          </table:table-cell>
          <table:table-cell table:style-name="ce3" office:value-type="float" office:value="5">
            <text:p>5</text:p>
          </table:table-cell>
          <table:table-cell table:style-name="ce11" office:value-type="string">
            <text:p>Some people did have issues/problems with building from the source using the documentation. The documentation is not extensive.</text:p>
          </table:table-cell>
        </table:table-row>
        <table:table-row table:style-name="ro1">
          <table:table-cell table:style-name="ce5" office:value-type="string">
            <text:p>The source is configured: </text:p>
          </table:table-cell>
          <table:table-cell table:style-name="ce3"/>
          <table:table-cell table:style-name="ce11"/>
        </table:table-row>
        <table:table-row table:style-name="ro5">
          <table:table-cell table:style-name="ce5" office:value-type="string">
            <text:p>with a handwritten shell script [ +1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Euca2ools are written in Python. It relies on the Boto library and the M2Crypto cryptography and SSL toolkit.</text:p>
          </table:table-cell>
        </table:table-row>
        <table:table-row table:style-name="ro3">
          <table:table-cell table:style-name="ce5" office:value-type="string">
            <text:p>by editing flat text config files [ +20 points of FAIL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3">
          <table:table-cell table:style-name="ce5" office:value-type="string">
            <text:p>by editing code header files manually [ +3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3">
          <table:table-cell table:style-name="ce5" office:value-type="string">
            <text:p>The source isn't configurable [ +5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1">
          <table:table-cell table:style-name="ce5" office:value-type="string">
            <text:p>The source builds: </text:p>
          </table:table-cell>
          <table:table-cell table:style-name="ce3"/>
          <table:table-cell table:style-name="ce11"/>
        </table:table-row>
        <table:table-row table:style-name="ro3">
          <table:table-cell table:style-name="ce5" office:value-type="string">
            <text:p>using something that isn't GNU Make [ +1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GNU Make is used to build the source.</text:p>
          </table:table-cell>
        </table:table-row>
        <table:table-row table:style-name="ro3">
          <table:table-cell table:style-name="ce5" office:value-type="string">
            <text:p>only with third-party proprietary build tools [ +5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The source is built using Euca2ools.</text:p>
          </table:table-cell>
        </table:table-row>
        <table:table-row table:style-name="ro3">
          <table:table-cell table:style-name="ce5" office:value-type="string">
            <text:p>with your own build tool for this code [ +10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4">
          <table:table-cell table:style-name="ce5" office:value-type="string">
            <text:p>The build has no tests [ +5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Build can be tested through attempting to create a cloud after installing.</text:p>
          </table:table-cell>
        </table:table-row>
        <table:table-row table:style-name="ro4">
          <table:table-cell table:style-name="ce5" office:value-type="string">
            <text:p>Java has some different rules, as the language capabilities are different than many other environments: </text:p>
          </table:table-cell>
          <table:table-cell table:style-name="ce3" table:number-columns-repeated="2"/>
        </table:table-row>
        <table:table-row table:style-name="ro4">
          <table:table-cell table:style-name="ce5" office:value-type="string">
            <text:p>The build process doesn't use a standard build tool like Ant, Maven, Gradle [ +1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3">
          <table:table-cell table:style-name="ce5" office:value-type="string">
            <text:p>The runtime artifacts rely on native libraries [ +5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1">
          <table:table-cell table:style-name="ce5" office:value-type="string">
            <text:p>The build has no tests [ +2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N/A</text:p>
          </table:table-cell>
        </table:table-row>
        <table:table-row table:style-name="ro2">
          <table:table-cell table:style-name="ce2" office:value-type="string">
            <text:p>Bundling</text:p>
          </table:table-cell>
          <table:table-cell table:style-name="ce7"/>
          <table:table-cell table:style-name="ce9"/>
        </table:table-row>
        <table:table-row table:style-name="ro4">
          <table:table-cell table:style-name="ce5" office:value-type="string">
            <text:p>Your source only comes with other code projects that it depends on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4">
          <table:table-cell table:style-name="ce5" office:value-type="string">
            <text:p>If your source code cannot be built without first building the bundled code bits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If you have modified those other bundled code bits [ +4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Libraries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code only builds static libraries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can build shared libraries, but only unversioned ones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source does not try to use system libraries if present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1">
          <table:table-cell table:style-name="ce5" office:value-type="string">
            <text:p>For Java: </text:p>
          </table:table-cell>
          <table:table-cell table:style-name="ce3"/>
          <table:table-cell table:style-name="ce11"/>
        </table:table-row>
        <table:table-row table:style-name="ro3">
          <table:table-cell table:style-name="ce5" office:value-type="string">
            <text:p>Your code builds native deliverables [ +5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System Install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code tries to install into /opt or /usr/local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has no "make install"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doesn't work outside of the source directory [ +3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Code Oddities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code uses Windows line breaks ("DOS format" files) [ +5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depends on specific compiler feature functionality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depends on specific compiler bugs [ +5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depends on Microsoft Visual Anything [ +10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Communication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project does not announce releases on a mailing list [ +5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project does not have a mailing list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project does not have a bug tracker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project does not have a website [ +50 points of FAIL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project is sourceforge vaporware [ +10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Releases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project does not do sanely versioned releases (Major, Minor)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project does not do versioned releases [ +2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Version is currently 2.0.</text:p>
          </table:table-cell>
        </table:table-row>
        <table:table-row table:style-name="ro3">
          <table:table-cell table:style-name="ce5" office:value-type="string">
            <text:p>Your project does not do releases [ +5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4">
          <table:table-cell table:style-name="ce5" office:value-type="string">
            <text:p>Your project only does releases as attachments in web forum posts [ +10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releases are only in .zip format [ +5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releases are only in OSX .zip format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releases are only in .rar format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releases are only in .arj format [ +5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4">
          <table:table-cell table:style-name="ce5" office:value-type="string">
            <text:p>Your releases are only in an encapsulation format that you invented. [ +10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4">
          <table:table-cell table:style-name="ce5" office:value-type="string">
            <text:p>Your release does not unpack into a versioned top-level directory (e.g. glibc-2.4.2/ )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release does not unpack into a top-level directory (e.g. glibc/ ) [ +25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4">
          <table:table-cell table:style-name="ce5" office:value-type="string">
            <text:p>Your release unpacks into an absurd number of directories (e.g. home/johndoe/glibc-svn/tarball/glibc/src/) [ +5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History 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code is a fork of another project [ +10 points of FAIL ] </text:p>
          </table:table-cell>
          <table:table-cell table:style-name="ce3" office:value-type="float" office:value="10">
            <text:p>10</text:p>
          </table:table-cell>
          <table:table-cell table:style-name="ce11" office:value-type="string">
            <text:p>Was originally developed as part of the VGrADS project.</text:p>
          </table:table-cell>
        </table:table-row>
        <table:table-row table:style-name="ro3">
          <table:table-cell table:style-name="ce5" office:value-type="string">
            <text:p>Your primary developers were not involved with the parent project [ +5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Until open sourcing it, your code was proprietary for: </text:p>
          </table:table-cell>
          <table:table-cell table:style-name="ce3"/>
          <table:table-cell table:style-name="ce11"/>
        </table:table-row>
        <table:table-row table:style-name="ro1">
          <table:table-cell table:style-name="ce5" office:value-type="string">
            <text:p>1-2 years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1">
          <table:table-cell table:style-name="ce5" office:value-type="string">
            <text:p>3-5 years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1">
          <table:table-cell table:style-name="ce5" office:value-type="string">
            <text:p>6-10 years [ +3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1">
          <table:table-cell table:style-name="ce5" office:value-type="string">
            <text:p>10+ years [ +5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Licensing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code does not have per-file licensing [ +1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contains inherent license incompatibilities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does not have any notice of licensing intent [ +3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doesn't include a copy of the license text [ +5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code doesn't have a license [ +10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2">
          <table:table-cell table:style-name="ce2" office:value-type="string">
            <text:p>Documentation</text:p>
          </table:table-cell>
          <table:table-cell table:style-name="ce7"/>
          <table:table-cell table:style-name="ce9"/>
        </table:table-row>
        <table:table-row table:style-name="ro3">
          <table:table-cell table:style-name="ce5" office:value-type="string">
            <text:p>Your code doesn't have a changelog [+10 points of FAIL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Changelog is used.</text:p>
          </table:table-cell>
        </table:table-row>
        <table:table-row table:style-name="ro3">
          <table:table-cell table:style-name="ce5" office:value-type="string">
            <text:p>Your code doesn't have any documentation [ +20 points of FAIL ] </text:p>
          </table:table-cell>
          <table:table-cell table:style-name="ce3" office:value-type="float" office:value="0">
            <text:p>0</text:p>
          </table:table-cell>
          <table:table-cell table:style-name="ce11"/>
        </table:table-row>
        <table:table-row table:style-name="ro3">
          <table:table-cell table:style-name="ce5" office:value-type="string">
            <text:p>Your website has no examples of use [ +2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Available on the website.</text:p>
          </table:table-cell>
        </table:table-row>
        <table:table-row table:style-name="ro3">
          <table:table-cell table:style-name="ce5" office:value-type="string">
            <text:p>Your website doesn't have any documentation [ +30 points of FAIL ] </text:p>
          </table:table-cell>
          <table:table-cell table:style-name="ce3" office:value-type="float" office:value="0">
            <text:p>0</text:p>
          </table:table-cell>
          <table:table-cell table:style-name="ce11" office:value-type="string">
            <text:p>Available on the website.</text:p>
          </table:table-cell>
        </table:table-row>
        <table:table-row table:style-name="ro3">
          <table:table-cell table:style-name="ce2" office:value-type="string">
            <text:p>Fail Meter</text:p>
          </table:table-cell>
          <table:table-cell table:style-name="ce2" office:value-type="float" office:value="15">
            <text:p>15</text:p>
          </table:table-cell>
          <table:table-cell table:style-name="ce9" office:value-type="string">
            <text:p>You're probably doing ok, but could do better.</text:p>
          </table:table-cell>
        </table:table-row>
        <table:table-row table:style-name="ro3">
          <table:table-cell table:style-name="ce6" table:number-columns-repeated="2"/>
          <table:table-cell table:style-name="ce13"/>
        </table:table-row>
        <table:table-row table:style-name="ro3" table:number-rows-repeated="104848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08:4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dia Z</meta:initial-creator>
    <meta:creation-date>2012-03-04T12:33:31.94</meta:creation-date>
    <dc:date>2012-03-05T08:40:41.14</dc:date>
    <dc:creator>Nadia Z</dc:creator>
    <meta:editing-duration>PT20H6M58S</meta:editing-duration>
    <meta:editing-cycles>44</meta:editing-cycles>
    <meta:generator>OpenOffice.org/3.3$Win32 OpenOffice.org_project/330m20$Build-9567</meta:generator>
    <meta:document-statistic meta:table-count="3" meta:cell-count="180" meta:object-count="0"/>
  </office:meta>
</office:document-meta>
</file>